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Liberation Sans" fo:font-size="28pt" fo:font-weight="bold" officeooo:rsid="01dd9c17" officeooo:paragraph-rsid="01dd9c17" style:font-name-asian="Noto Sans CJK SC" style:font-size-asian="28pt" style:font-weight-asian="bold" style:font-name-complex="Lohit Devanagari" style:font-size-complex="28pt" style:font-weight-complex="bold"/>
    </style:style>
    <style:style style:name="P2" style:family="paragraph" style:parent-style-name="Text_20_body">
      <style:text-properties fo:color="#069a2e" loext:opacity="100%" fo:font-size="20pt" officeooo:rsid="02405c2c" officeooo:paragraph-rsid="01836f9c" style:font-size-asian="17.5pt" style:font-size-complex="20pt"/>
    </style:style>
    <style:style style:name="P3" style:family="paragraph" style:parent-style-name="Text_20_body">
      <style:text-properties fo:color="#000000" loext:opacity="100%" fo:font-size="20pt" officeooo:rsid="02405c2c" officeooo:paragraph-rsid="01836f9c" style:font-size-asian="17.5pt" style:font-size-complex="20pt"/>
    </style:style>
    <style:style style:name="T1" style:family="text">
      <style:text-properties fo:color="#000000" loext:opacity="100%"/>
    </style:style>
    <style:style style:name="T2" style:family="text">
      <style:text-properties officeooo:rsid="01df5214"/>
    </style:style>
    <style:style style:name="T3" style:family="text">
      <style:text-properties officeooo:rsid="023f18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 : <text:span text:style-name="T2">die Allah Show, </text:span><text:span text:style-name="T3">Kuraz und Kurdistan</text:span></text:p>
      <text:p text:style-name="P2">CAF =&gt; <text:span text:style-name="T1">Auf einen Stopp hin widerstehst du zusammenführende <text:s/>die umgebauten Erziehungen auf geschriebene Weise </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3:07:58.495366746</meta:creation-date>
    <meta:generator>LibreOffice/7.0.4.2$Linux_X86_64 LibreOffice_project/00$Build-2</meta:generator>
    <dc:date>2022-04-04T09:33:52.521940104</dc:date>
    <meta:editing-duration>P1DT6H4M29S</meta:editing-duration>
    <meta:editing-cycles>543</meta:editing-cycles>
    <meta:document-statistic meta:table-count="0" meta:image-count="0" meta:object-count="0" meta:page-count="1" meta:paragraph-count="2" meta:word-count="23" meta:character-count="150" meta:non-whitespace-character-count="127"/>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Color"
args1(0).Value = 432686

dispatcher.executeDispatch(document, ".uno:Color", "", 0, args1())

args1(0).Name = "Text"
args1(0).Value = "CAF =&gt; "

dispatcher.executeDispatch(document, ".uno:InsertText", "", 0, args1())

args1(0).Name = "Color"
args1(0).Value = 000000

dispatcher.executeDispatch(document, ".uno:Color", "", 0, args1())

args1(0).Name = "Text"
args1(0).Value = satz

dispatcher.executeDispatch(document, ".uno:InsertText", "", 0, args1())

rem ----------------------------------------------------------------------
rem dispatcher.executeDispatch(document, ".uno:InsertPara", "", 0, Array())

rem ----------------------------------------------------------------------
dispatcher.executeDispatch(document, ".uno:InsertPara", "", 0, Array())


end sub



function satz
	dim kasus as integer
	dim numerus as integer
	dim genus as integer
	dim kasus2 as integer
	dim numerus2 as integer
	dim genus2 as integer
	dim person as integer
	dim tempus as integer

	randomize

	kasus = int(rnd * 2.0)
	numerus = int(rnd * 2.0)
	genus = int(rnd * 3.0)
	
	kasus2 = int(rnd * 2.0 + 2.0)
	numerus2 = int(rnd * 2.0)
	genus2 = int(rnd * 3.0)
	
	person = int(rnd * 3.0)
	tempus = int(rnd * 4.0)
	
	rem msgbox("" + kasus + " " + numerus + " " + genus)
	rem msgbox("" + kasus2 + " " + numerus2 + " " + genus2)

	select case person
		case 0'
			select case numerus
				case 0'
					xs = array("ich","")
					hasus = 0
				case 1'
					xs = array("wir","")
					kasus = 0
			end select
		case 1'
			select case numerus
				case 0'
					xs = array("du","")
					kasus = 0
				case 1'
					xs = array("ihr","")
					kasus = 0
			end select
		case 2'
			xs = substantiv(kasus,numerus,genus)
	end select
	
	ys = substantiv(kasus2,numerus2,genus2)
	zs = verb(tempus,numerus,person)

	ws = verb(0,0,0)
	ds = verb(0,0,0)
	fs = substantiv(int(rnd * 2.0 + 2.0),int(rnd * 2.0),int(rnd * 3.0))
	
	satz = "Auf " + fs(0) + " " + fs(1) + " hin " + zs(0) + " " + xs(0) + " " + adjektiv(kasus,numerus,genus) + " " + xs(1) + " " + ys(0) + " " + adjektiv(kasus2,numerus2,genus2) + " " + ys(1)  + " auf " + ds(1) + "e Weise " + zs(1)
end function






function verb(tempus as integer,numerus as integer,person as integer) as array
	dim xs(19)
	dim x()
		
	xs(0) = array("arbeit","gearbeitet","an",4)
	xs(1) = array("mal","gemalt","",3)
	xs(2) = array("les","gelesen")
	xs(3) = array("schreib","geschrieben")
	xs(4) = array("geh","gegangen")
	xs(5) = array("punktier","punktiert")
	xs(6) = array("bestätig","bestätigt")
	xs(7) = array("widerleg","widerlegt")
	xs(8) = array("verzweig","verzweigt")
	xs(9) = array("umlauf","umlaufen")
	xs(10) = array("umbau","umgebaut")
	xs(11) = array("stopp","gestoppt")
	xs(12) = array("zähl","gezählt")
	xs(13) = array("echo","geechot")
	xs(14) = array("filter","gefiltert")
	xs(15) = array("erzieh","erzogen")
	xs(16) = array("zusammenführ","zusammengeführt")
	xs(17) = array("zugehör","zugehört")
	xs(18) = array("widersteh","widerstanden")
	xs(19) = array("horizontier","horizontiert")
	
	x = xs(rnd * (ubound(xs) - lbound(xs)) + lbound(xs))
	rem y = ys(rnd * (ubound(ys) - lbound(ys)) + lbound(ys))
	
	select case tempus
		case 0'
			select case numerus
				case 0'				
					select case person
						case 0'
							verb = array("habe",x(1))		
						case 1'
							verb = array("hast",x(1))		
						case 2'
							verb = array("hat",x(1))		
					end select
				case 1'
					select case person
						case 0'
							verb = array("haben",x(1))		
						case 1'
							verb = array("habt",x(1))		
						case 2'
							verb = array("haben",x(1))		
					end select
			end select
		case 1'
			select case numerus
				case 0'				
					select case person
						case 0'
							verb = array(x(0) + "te","")		
						case 1'
							verb = array(x(0) + "test","")		
						case 2'
							verb = array(x(0) + "te","")		
					end select
				case 1'
					select case person
						case 0'
							verb = array(x(0) + "ten","")		
						case 1'
							verb = array(x(0) + "tet","")		
						case 2'
							verb = array(x(0) + "ten","")		
					end select
			end select
		case 2'
			select case numerus
				case 0'				
					select case person
						case 0'
							verb = array(x(0) + "e","")		
						case 1'
							verb = array(x(0) + "st","")		
						case 2'
							verb = array(x(0) + "t","")		
					end select
				case 1'
					select case person
						case 0'
							verb = array(x(0) + "en","")		
						case 1'
							verb = array(x(0) + "t","")		
						case 2'
							verb = array(x(0) + "en","")		
					end select
			end select
		case 3'
			select case numerus
				case 0'				
					select case person
						case 0'
							verb = array("werde",x(0) + "en")		
						case 1'
							verb = array("wirst",x(0) + "en")		
						case 2'
							verb = array("wird",x(0) + "en")		
					end select
				case 1'
					select case person
						case 0'
							verb = array("werden",x(0) + "en")		
						case 1'
							verb = array("werdet",x(0) + "en")		
						case 2'
							verb = array("werden",x(0) + "en")		
					end select
			end select
	end select
end function



function adjektiv(kasus as integer,numerus as integer,genus as integer) as string
	select case int(rnd * 3.0)
		case 0'
			xs = verb(0,0,0)
			x = xs(1)
		case 1'
			xs = verb(2,1,0)
			x = xs(0) + "d"
		case 2'
			xs = array("fleißig","rot","grün","blau","braun","gelb","schwarz","weiß","flach","steil","rauh","glatt")
			x = xs(rnd * (ubound(xs) - lbound(xs)) + lbound(xs))
	end select
	
	
	select case kasus
		case 0'
			select case numerus
				case 0'
					select case genus
						case 0'
							adjektiv = x + "er"
						case 1'
							adjektiv = x + "e"
						case 2'
							adjektiv = x + "es"
					end select
				case 1'
					adjektiv = x + "en"
			end select
		case 1'
			select case numerus
				case 0'
					adjektiv = x + "e"
				case 1'
					adjektiv = x + "en"
			end select
		case 2'
			select case numerus
				case 0'
					select case genus
						case 0'
							adjektiv = x + "en"
						case 1'
							adjektiv = x + "e"
						case 2'
							adjektiv = x + "es"
					end select
				case 1'
					adjektiv = x + "e"
			end select
		case 3'
			select case numerus
				case 0'
					select case genus
						case 0'
							adjektiv = x + "en"
						case 1'
							adjektiv = x + "e"
						case 2'
							adjektiv = x + "e"
					end select
				case 1'
					adjektiv = x + "en"
			end select
	end select
end function



function substantiv(kasus as integer,numerus as integer,genus as integer) as array
	ys = array("einige","mehrere","viele","wenige")
	
	select case genus
		case 0'
			select case numerus
				case 0'
					xs = array("Gang","Punkt","Umlauf","Stopp","Umbau","Filter","Widerstand","Horizont")
				case 1'
					xs = array("Gänge","Punkte","Umläufe","Stopps","Umbauten","Filter","Widerstände","Horizonte")
			end select
			select case kasus
				case 0'
					select case numerus
						case 0'
							ys = array("ein")
						case 1'
					end select
				case 1'
					select case numerus
						case 0'
							ys = array("der")
						case 1'
							ys = array("die")
					end select
				case 2'
					select case numerus
						case 0'
							ys = array("einen")
						case 1'
					end select
				case 3'
					select case numerus
						case 0'
							ys = array("den")
						case 1'
							ys = array("die")
					end select
			end select
		case 1'
			select case numerus
				case 0'
					xs = array("Schrift","Malerei","Lesung","Verzweigung","Zahl","Erziehung","Zusammenführung")
				case 1'
					xs = array("Schriften","Malereien","Lesungen","Verzweigungen","Zahlen","Erziehungen","Zusammenführungen")
			end select
			select case kasus
				case 0'
					select case numerus
						case 0'
							ys = array("eine")
						case 1'
					end select
				case 1'
					select case numerus
						case 0'
							ys = array("die")
						case 1'
							ys = array("die")
					end select
				case 2'
					select case numerus
						case 0'
							ys = array("die")
						case 1'
					end select
				case 3'
					select case numerus
						case 0'
							ys = array("die")
						case 1'
							ys = array("die")
					end select
			end select
		case 2'
			select case numerus
				case 0'
					xs = array("Werkzeug","Echo","Stopp","Pro","Contra")
				case 1'
					xs = array("Werkzeuge","Echos","Stopps","Pros","Contras")
			end select
			select case kasus
				case 0'
					select case numerus
						case 0'
							ys = array("ein")
						case 1'
					end select
				case 1'
					select case numerus
						case 0'
							ys = array("das")
						case 1'
							ys = array("die")
					end select
				case 2'
					select case numerus
						case 0'
							ys = array("ein")
						case 1'
					end select
				case 3'
					select case numerus
						case 0'
							ys = array("das")
						case 1'
							ys = array("die")
					end select
			end select
	end select

	x = xs(rnd * (ubound(xs) - lbound(xs)) + lbound(xs))
	y = ys(rnd * (ubound(ys) - lbound(ys)) + lbound(ys))
	
	substantiv = array(y,x)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